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247FF1AAD0679362C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fo:language="en" fo:country="US"/>
    </style:style>
    <style:style style:name="P2" style:family="paragraph" style:parent-style-name="Footer">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style:font-name="Calibri" fo:font-size="13pt" fo:language="en" fo:country="US" style:font-name-asian="Times New Roman1" style:font-size-asian="13pt" style:font-size-complex="13pt"/>
    </style:style>
    <style:style style:name="P4" style:family="paragraph" style:parent-style-name="Footer">
      <style:text-properties fo:language="en" fo:country="US"/>
    </style:style>
    <style:style style:name="P5" style:family="paragraph" style:parent-style-name="Standard">
      <style:paragraph-properties fo:margin-left="0.751cm" fo:margin-right="0cm" fo:text-indent="-0.751cm" style:auto-text-indent="false"/>
    </style:style>
    <style:style style:name="P6" style:family="paragraph" style:parent-style-name="UP_20_Section_20_Heading">
      <style:text-properties style:font-name="Calibri" fo:font-size="13pt" fo:language="en" fo:country="US" style:font-size-asian="13pt" style:font-size-complex="13pt"/>
    </style:style>
    <style:style style:name="P7" style:family="paragraph" style:parent-style-name="UP_20_Section_20_Heading">
      <style:text-properties style:font-name="Calibri" fo:language="en" fo:country="US"/>
    </style:style>
    <style:style style:name="P8" style:family="paragraph" style:parent-style-name="UP_20_Section_20_Heading">
      <style:text-properties style:font-name="Calibri" fo:language="en" fo:country="US" style:font-name-asian="Times New Roman1" style:font-size-complex="13pt"/>
    </style:style>
    <style:style style:name="P9" style:family="paragraph" style:parent-style-name="UP_20_Section_20_Heading">
      <style:text-properties fo:color="#000000" style:font-name="Bitstream Charter" fo:font-size="12pt" fo:language="en" fo:country="US" fo:font-style="italic" fo:font-weight="normal" officeooo:rsid="000da189" officeooo:paragraph-rsid="000da189" style:font-size-asian="12pt" style:font-style-asian="italic" style:font-weight-asian="normal" style:font-size-complex="12pt"/>
    </style:style>
    <style:style style:name="P10" style:family="paragraph" style:parent-style-name="UP_20_Section_20_Heading">
      <style:paragraph-properties fo:break-before="page"/>
      <style:text-properties style:font-name="Calibri" fo:language="en" fo:country="US" style:font-name-asian="Times New Roman1" style:font-size-complex="13pt"/>
    </style:style>
    <style:style style:name="P11" style:family="paragraph" style:parent-style-name="Standard">
      <style:paragraph-properties fo:break-before="page"/>
      <style:text-properties style:font-name="Calibri" fo:font-size="13pt" fo:language="en" fo:country="US" fo:font-weight="bold" style:font-name-asian="Times New Roman1" style:font-size-asian="13pt" style:font-weight-asian="bold" style:font-size-complex="13pt"/>
    </style:style>
    <style:style style:name="P12" style:family="paragraph" style:parent-style-name="Standard">
      <style:text-properties fo:color="#000000" style:font-name="Bitstream Charter" fo:font-size="12pt" fo:language="en" fo:country="US" officeooo:rsid="00118895" officeooo:paragraph-rsid="00118895" style:font-name-asian="Times New Roman1" style:font-size-asian="12pt" style:font-size-complex="12pt"/>
    </style:style>
    <style:style style:name="P13" style:family="paragraph" style:parent-style-name="Standard">
      <style:text-properties fo:color="#000000" style:font-name="Bitstream Charter" fo:font-size="12pt" fo:language="en" fo:country="US" officeooo:rsid="0012ac41" officeooo:paragraph-rsid="0012ac41" style:font-name-asian="Times New Roman1" style:font-size-asian="12pt" style:font-size-complex="12pt"/>
    </style:style>
    <style:style style:name="P14" style:family="paragraph" style:parent-style-name="Standard">
      <style:text-properties fo:color="#000000" style:font-name="Abyssinica SIL" fo:font-size="13pt" fo:language="en" fo:country="US" officeooo:rsid="00118895" officeooo:paragraph-rsid="00118895" style:font-name-asian="Times New Roman1" style:font-size-asian="13pt" style:font-size-complex="13pt"/>
    </style:style>
    <style:style style:name="P15" style:family="paragraph" style:parent-style-name="Standard">
      <style:text-properties fo:color="#000000" style:font-name="Calibri" fo:language="en" fo:country="US" fo:font-style="normal" officeooo:paragraph-rsid="000da189" style:font-style-asian="normal" style:font-style-complex="normal"/>
    </style:style>
    <style:style style:name="P16" style:family="paragraph" style:parent-style-name="Standard">
      <style:text-properties fo:color="#000000" style:font-name="Calibri" fo:language="en" fo:country="US" officeooo:rsid="0017a886" officeooo:paragraph-rsid="0017a886"/>
    </style:style>
    <style:style style:name="P17" style:family="paragraph" style:parent-style-name="Standard">
      <style:text-properties fo:color="#000000" style:font-name="Calibri" fo:font-size="13pt" fo:language="en" fo:country="US" officeooo:rsid="0017a886" officeooo:paragraph-rsid="0017a886" style:font-name-asian="Times New Roman1" style:font-size-asian="13pt" style:font-size-complex="13pt"/>
    </style:style>
    <style:style style:name="P18" style:family="paragraph" style:parent-style-name="Standard">
      <style:text-properties fo:color="#000000" style:font-name="Calibri" fo:font-size="13pt" fo:language="en" fo:country="US" fo:font-style="italic" fo:font-weight="bold" style:font-name-asian="Times New Roman1" style:font-size-asian="13pt" style:font-style-asian="italic" style:font-weight-asian="bold" style:font-size-complex="13pt"/>
    </style:style>
    <style:style style:name="P19" style:family="paragraph" style:parent-style-name="Standard">
      <style:text-properties fo:color="#000000" style:font-name="Century Schoolbook L" fo:font-size="12pt" fo:language="en" fo:country="US" officeooo:paragraph-rsid="0012ef39" style:font-name-asian="Times New Roman1" style:font-size-asian="12pt" style:font-size-complex="12pt"/>
    </style:style>
    <style:style style:name="P20" style:family="paragraph" style:parent-style-name="Standard">
      <style:text-properties fo:color="#0000ff" style:font-name="Calibri" fo:font-size="13pt" fo:language="en" fo:country="US" style:font-name-asian="Times New Roman1" style:font-size-asian="13pt" style:font-size-complex="13pt"/>
    </style:style>
    <style:style style:name="P21" style:family="paragraph" style:parent-style-name="Standard">
      <style:text-properties fo:color="#0000ff" style:font-name="Calibri" fo:font-size="13pt" fo:language="en" fo:country="US" officeooo:rsid="00118895" officeooo:paragraph-rsid="00118895" style:font-name-asian="Times New Roman1" style:font-size-asian="13pt" style:font-size-complex="13pt"/>
    </style:style>
    <style:style style:name="P22" style:family="paragraph" style:parent-style-name="Standard">
      <style:text-properties fo:color="#0000ff" style:font-name="Calibri" fo:language="en" fo:country="US" officeooo:paragraph-rsid="00106e9f"/>
    </style:style>
    <style:style style:name="P23" style:family="paragraph" style:parent-style-name="Standard">
      <style:text-properties style:font-name="Calibri" fo:font-size="13pt" fo:language="en" fo:country="US" officeooo:rsid="00216720" style:font-size-asian="13pt" style:font-size-complex="13pt"/>
    </style:style>
    <style:style style:name="P24" style:family="paragraph" style:parent-style-name="Standard">
      <style:text-properties style:font-name="Calibri" fo:font-size="13pt" fo:language="en" fo:country="US" fo:font-weight="bold" style:font-name-asian="Times New Roman1" style:font-size-asian="13pt" style:font-weight-asian="bold" style:font-size-complex="13pt"/>
    </style:style>
    <style:style style:name="P25" style:family="paragraph" style:parent-style-name="Standard">
      <style:text-properties style:font-name="Calibri" fo:font-size="13pt" fo:language="en" fo:country="US" fo:font-weight="bold" style:font-size-asian="13pt" style:font-weight-asian="bold" style:font-size-complex="13pt"/>
    </style:style>
    <style:style style:name="P26" style:family="paragraph" style:parent-style-name="Standard">
      <style:text-properties style:font-name="Calibri" fo:font-size="13pt" fo:language="en" fo:country="US" style:font-name-asian="Times New Roman1" style:font-size-asian="13pt" style:font-size-complex="13pt"/>
    </style:style>
    <style:style style:name="P27" style:family="paragraph" style:parent-style-name="Standard">
      <style:text-properties style:font-name="Calibri" fo:font-size="13pt" fo:language="en" fo:country="US" fo:font-weight="normal" officeooo:rsid="0025b624" officeooo:paragraph-rsid="0025b624" style:font-name-asian="Times New Roman1" style:font-size-asian="13pt" style:font-weight-asian="normal" style:font-size-complex="13pt" style:font-weight-complex="normal"/>
    </style:style>
    <style:style style:name="P28" style:family="paragraph" style:parent-style-name="Standard">
      <style:text-properties style:font-name="Calibri" fo:font-size="13pt" fo:language="en" fo:country="US" fo:font-style="italic" fo:font-weight="bold" style:font-name-asian="Times New Roman1" style:font-size-asian="13pt" style:font-style-asian="italic" style:font-weight-asian="bold" style:font-size-complex="13pt"/>
    </style:style>
    <style:style style:name="P29" style:family="paragraph" style:parent-style-name="Standard">
      <style:text-properties style:font-name="Calibri" fo:language="en" fo:country="US"/>
    </style:style>
    <style:style style:name="P30" style:family="paragraph" style:parent-style-name="Standard">
      <style:text-properties style:font-name="Calibri" fo:font-size="15pt" fo:language="en" fo:country="US" style:font-size-asian="15pt" style:font-size-complex="15pt"/>
    </style:style>
    <style:style style:name="P31" style:family="paragraph" style:parent-style-name="Standard">
      <style:text-properties style:font-name="Verdana" fo:font-size="11pt" fo:language="en" fo:country="US" fo:font-weight="normal" officeooo:rsid="0019823b" officeooo:paragraph-rsid="0023ec06" style:font-size-asian="11pt" style:font-weight-asian="normal" style:font-size-complex="11pt" style:font-weight-complex="normal"/>
    </style:style>
    <style:style style:name="P32" style:family="paragraph" style:parent-style-name="Standard">
      <style:text-properties style:font-name="Verdana" fo:font-size="11pt" fo:language="en" fo:country="US" fo:font-weight="normal" officeooo:paragraph-rsid="0019823b" style:font-size-asian="11pt" style:font-weight-asian="normal" style:font-size-complex="11pt" style:font-weight-complex="normal"/>
    </style:style>
    <style:style style:name="P33" style:family="paragraph" style:parent-style-name="Standard">
      <style:text-properties style:font-name="Verdana" fo:font-size="11pt" fo:language="en" fo:country="US" fo:font-weight="normal" officeooo:paragraph-rsid="0019823b" style:font-name-asian="Times New Roman1" style:font-size-asian="11pt" style:font-weight-asian="normal" style:font-size-complex="11pt" style:font-weight-complex="normal"/>
    </style:style>
    <style:style style:name="P34" style:family="paragraph" style:parent-style-name="Standard">
      <style:text-properties style:font-name="Abyssinica SIL" fo:font-size="12pt" fo:language="en" fo:country="US" style:font-size-asian="12pt" style:font-size-complex="12pt"/>
    </style:style>
    <style:style style:name="P35" style:family="paragraph" style:parent-style-name="Standard">
      <style:paragraph-properties fo:margin-top="0.106cm" fo:margin-bottom="0.106cm" loext:contextual-spacing="false"/>
      <style:text-properties fo:color="#000000" style:font-name="Abyssinica SIL" fo:font-size="12pt" fo:language="en" fo:country="US" officeooo:paragraph-rsid="0021e0fd" style:font-size-asian="12pt" style:font-size-complex="12pt"/>
    </style:style>
    <style:style style:name="P36" style:family="paragraph" style:parent-style-name="Standard">
      <style:paragraph-properties fo:margin-top="0.106cm" fo:margin-bottom="0.106cm" loext:contextual-spacing="false"/>
      <style:text-properties fo:color="#000000" style:font-name="Abyssinica SIL" fo:font-size="12pt" fo:language="en" fo:country="US" fo:font-weight="normal" officeooo:paragraph-rsid="0021e0fd" style:font-name-asian="Times New Roman1" style:font-size-asian="12pt" style:font-weight-asian="normal" style:font-size-complex="12pt"/>
    </style:style>
    <style:style style:name="P37" style:family="paragraph" style:parent-style-name="Standard">
      <style:paragraph-properties fo:margin-top="0.106cm" fo:margin-bottom="0.106cm" loext:contextual-spacing="false"/>
      <style:text-properties fo:color="#000000" style:font-name="Verdana" fo:font-size="10pt" fo:language="en" fo:country="US" officeooo:paragraph-rsid="0017a886" style:font-size-asian="10pt" style:font-name-complex="Verdana1" style:font-size-complex="10pt"/>
    </style:style>
    <style:style style:name="P38" style:family="paragraph" style:parent-style-name="Standard">
      <style:paragraph-properties fo:padding-left="0cm" fo:padding-right="0cm" fo:padding-top="0cm" fo:padding-bottom="0.035cm" fo:border-left="none" fo:border-right="none" fo:border-top="none" fo:border-bottom="0.74pt solid #00000a"/>
      <style:text-properties style:font-name="Calibri" fo:language="en" fo:country="US"/>
    </style:style>
    <style:style style:name="P39" style:family="paragraph" style:parent-style-name="Standard">
      <style:paragraph-properties fo:margin-left="1.27cm" fo:margin-right="0cm" fo:text-indent="0cm" style:auto-text-indent="false"/>
      <style:text-properties fo:language="en" fo:country="US"/>
    </style:style>
    <style:style style:name="P40" style:family="paragraph" style:parent-style-name="Standard">
      <style:paragraph-properties fo:margin-left="1.27cm" fo:margin-right="0cm" fo:text-indent="0cm" style:auto-text-indent="false"/>
      <style:text-properties fo:color="#000000" style:font-name="Calibri" fo:font-size="13pt" fo:language="en" fo:country="US" fo:font-weight="bold" style:font-name-asian="Times New Roman1" style:font-size-asian="13pt" style:font-weight-asian="bold" style:font-size-complex="13pt"/>
    </style:style>
    <style:style style:name="P41" style:family="paragraph" style:parent-style-name="Standard">
      <style:paragraph-properties fo:margin-left="1.27cm" fo:margin-right="0cm" fo:text-indent="0cm" style:auto-text-indent="false"/>
      <style:text-properties fo:color="#000000" fo:language="en" fo:country="US"/>
    </style:style>
    <style:style style:name="P42" style:family="paragraph" style:parent-style-name="Standard">
      <style:paragraph-properties fo:margin-left="1.27cm" fo:margin-right="0cm" fo:text-indent="0cm" style:auto-text-indent="false"/>
      <style:text-properties style:font-name="Calibri" fo:font-size="13pt" fo:language="en" fo:country="US" style:font-name-asian="Times New Roman1" style:font-size-asian="13pt" style:font-size-complex="13pt"/>
    </style:style>
    <style:style style:name="P43" style:family="paragraph" style:parent-style-name="Standard">
      <style:paragraph-properties fo:margin-left="2.54cm" fo:margin-right="0cm" fo:text-indent="0cm" style:auto-text-indent="false"/>
      <style:text-properties fo:color="#000000" fo:language="en" fo:country="US"/>
    </style:style>
    <style:style style:name="P44" style:family="paragraph" style:parent-style-name="Standard">
      <style:paragraph-properties fo:margin-left="2.54cm" fo:margin-right="0cm" fo:text-indent="0cm" style:auto-text-indent="false"/>
      <style:text-properties fo:color="#000000" fo:language="en" fo:country="US" officeooo:paragraph-rsid="0017a886"/>
    </style:style>
    <style:style style:name="P45" style:family="paragraph" style:parent-style-name="Standard">
      <style:paragraph-properties fo:margin-left="0.667cm" fo:margin-right="0cm" fo:text-indent="0cm" style:auto-text-indent="false"/>
      <style:text-properties fo:color="#0000ff" style:font-name="Calibri" fo:language="en" fo:country="US"/>
    </style:style>
    <style:style style:name="P46" style:family="paragraph" style:parent-style-name="Standard" style:master-page-name="Standard">
      <style:paragraph-properties style:page-number="auto"/>
      <style:text-properties style:font-name="Calibri" fo:font-size="13pt" fo:language="en" fo:country="US" fo:font-weight="bold" style:font-size-asian="13pt" style:font-weight-asian="bold" style:font-size-complex="13pt"/>
    </style:style>
    <style:style style:name="P47" style:family="paragraph" style:parent-style-name="Standard" style:list-style-name="L1">
      <style:text-properties fo:color="#000000" style:font-name="Bitstream Charter" fo:font-size="13pt" fo:language="en" fo:country="US" fo:font-style="italic" officeooo:rsid="000da189" officeooo:paragraph-rsid="000da189" style:font-size-asian="13pt" style:font-style-asian="italic" style:font-size-complex="13pt" style:font-style-complex="italic"/>
    </style:style>
    <style:style style:name="P48" style:family="paragraph" style:parent-style-name="Standard" style:list-style-name="L2">
      <style:text-properties fo:color="#000000" style:font-name="Abyssinica SIL" fo:font-size="12pt" fo:language="en" fo:country="US" fo:font-style="italic" officeooo:paragraph-rsid="000da189" style:font-size-asian="12pt" style:font-style-asian="italic" style:font-size-complex="12pt" style:font-style-complex="italic"/>
    </style:style>
    <style:style style:name="P49" style:family="paragraph" style:parent-style-name="Standard" style:list-style-name="L2">
      <style:text-properties fo:color="#000000" style:font-name="Abyssinica SIL" fo:font-size="12pt" fo:language="en" fo:country="US" fo:font-style="italic" officeooo:rsid="000da189" officeooo:paragraph-rsid="000da189" style:font-size-asian="12pt" style:font-style-asian="italic" style:font-size-complex="12pt" style:font-style-complex="italic"/>
    </style:style>
    <style:style style:name="P50" style:family="paragraph" style:parent-style-name="Standard">
      <style:text-properties fo:color="#000000" style:font-name="Abyssinica SIL" fo:font-size="12pt" fo:language="en" fo:country="US" officeooo:rsid="002714bb" style:font-size-asian="12pt" style:font-size-complex="12pt"/>
    </style:style>
    <style:style style:name="P51" style:family="paragraph" style:parent-style-name="Standard">
      <style:paragraph-properties fo:text-align="start" style:justify-single-word="false"/>
      <style:text-properties fo:color="#000000" style:font-name="Calibri" fo:language="en" fo:country="US"/>
    </style:style>
    <style:style style:name="P52" style:family="paragraph" style:parent-style-name="Standard" style:list-style-name="L1">
      <style:text-properties fo:color="#0000ff" style:font-name="Calibri" fo:language="en" fo:country="US" fo:font-style="italic" officeooo:paragraph-rsid="000da189" style:font-style-asian="italic"/>
    </style:style>
    <style:style style:name="P53" style:family="paragraph" style:parent-style-name="Standard">
      <style:text-properties style:font-name="Calibri" fo:font-size="13pt" fo:language="en" fo:country="US" fo:font-weight="bold" style:font-name-asian="Times New Roman1" style:font-size-asian="13pt" style:font-weight-asian="bold" style:font-size-complex="13pt"/>
    </style:style>
    <style:style style:name="P54" style:family="paragraph" style:parent-style-name="Standard" style:list-style-name="">
      <style:text-properties style:font-name="Calibri" fo:font-size="13pt" fo:language="en" fo:country="US" fo:font-weight="bold" style:font-name-asian="Times New Roman1" style:font-size-asian="13pt" style:font-weight-asian="bold" style:font-size-complex="13pt" style:font-weight-complex="bold"/>
    </style:style>
    <style:style style:name="P55" style:family="paragraph" style:parent-style-name="Standard">
      <style:text-properties style:font-name="Calibri" fo:font-size="13pt" fo:language="en" fo:country="US" fo:font-weight="bold" officeooo:rsid="002c537f" officeooo:paragraph-rsid="002c537f" style:font-name-asian="Times New Roman1" style:font-size-asian="13pt" style:font-weight-asian="bold" style:font-size-complex="13pt"/>
    </style:style>
    <style:style style:name="P56" style:family="paragraph" style:parent-style-name="Standard">
      <style:text-properties style:font-name="Calibri" fo:font-size="13pt" fo:language="en" fo:country="US" officeooo:paragraph-rsid="002bca84" style:font-size-asian="13pt" style:font-size-complex="13pt"/>
    </style:style>
    <style:style style:name="P57" style:family="paragraph" style:parent-style-name="Standard" style:list-style-name="L1">
      <style:text-properties style:font-name="Calibri" fo:font-size="13pt" fo:language="en" fo:country="US" officeooo:paragraph-rsid="002bca84" style:font-name-asian="Times New Roman1" style:font-size-asian="13pt" style:font-size-complex="13pt"/>
    </style:style>
    <style:style style:name="P58" style:family="paragraph" style:parent-style-name="Standard">
      <style:text-properties style:font-name="Abyssinica SIL" fo:font-size="12pt" fo:language="en" fo:country="US" fo:font-weight="normal" officeooo:paragraph-rsid="002f3dd0" style:font-size-asian="12pt" style:font-weight-asian="normal" style:font-size-complex="12pt"/>
    </style:style>
    <style:style style:name="P59" style:family="paragraph" style:parent-style-name="Standard">
      <style:text-properties style:font-name="Abyssinica SIL" fo:font-size="12pt" fo:language="en" fo:country="US" fo:font-weight="normal" officeooo:rsid="002f3dd0" officeooo:paragraph-rsid="002f3dd0" style:font-size-asian="12pt" style:font-weight-asian="normal" style:font-size-complex="12pt"/>
    </style:style>
    <style:style style:name="P60" style:family="paragraph" style:parent-style-name="Standard">
      <style:text-properties style:font-name="Abyssinica SIL" fo:font-size="12pt" fo:language="en" fo:country="US" fo:font-weight="normal" officeooo:rsid="0019823b" officeooo:paragraph-rsid="00303a05" style:font-size-asian="12pt" style:font-weight-asian="normal" style:font-size-complex="12pt" style:font-weight-complex="normal"/>
    </style:style>
    <style:style style:name="P61" style:family="paragraph" style:parent-style-name="Standard">
      <style:text-properties style:font-name="Abyssinica SIL" fo:font-size="12pt" fo:language="en" fo:country="US" fo:font-weight="normal" officeooo:rsid="0019db44" officeooo:paragraph-rsid="00303a05" style:font-size-asian="12pt" style:font-weight-asian="normal" style:font-size-complex="12pt" style:font-weight-complex="normal"/>
    </style:style>
    <style:style style:name="P62" style:family="paragraph" style:parent-style-name="Standard">
      <style:text-properties style:font-name="Abyssinica SIL" fo:font-size="12pt" fo:language="en" fo:country="US" fo:font-weight="normal" officeooo:rsid="001a92c5" officeooo:paragraph-rsid="00303a05" style:font-size-asian="12pt" style:font-weight-asian="normal" style:font-size-complex="12pt" style:font-weight-complex="normal"/>
    </style:style>
    <style:style style:name="P63" style:family="paragraph" style:parent-style-name="Standard">
      <style:text-properties style:font-name="Abyssinica SIL" fo:font-size="12pt" fo:language="en" fo:country="US" fo:font-weight="normal" officeooo:rsid="001b8f26" officeooo:paragraph-rsid="001b8f26" style:font-size-asian="12pt" style:font-weight-asian="normal" style:font-size-complex="12pt" style:font-weight-complex="normal"/>
    </style:style>
    <style:style style:name="P64" style:family="paragraph" style:parent-style-name="Standard">
      <style:text-properties style:font-name="Abyssinica SIL" fo:font-size="12pt" fo:language="en" fo:country="US" fo:font-weight="normal" officeooo:paragraph-rsid="0019823b" style:font-size-asian="12pt" style:font-weight-asian="normal" style:font-size-complex="12pt" style:font-weight-complex="normal"/>
    </style:style>
    <style:style style:name="P65" style:family="paragraph" style:parent-style-name="Standard">
      <style:text-properties style:font-name="Abyssinica SIL" fo:font-size="12pt" fo:language="en" fo:country="US" fo:font-weight="normal" officeooo:rsid="002f3dd0" officeooo:paragraph-rsid="002f3dd0" style:font-size-asian="12pt" style:font-weight-asian="normal" style:font-size-complex="12pt" style:font-weight-complex="normal"/>
    </style:style>
    <style:style style:name="P66" style:family="paragraph" style:parent-style-name="Standard">
      <style:text-properties style:font-name="Abyssinica SIL" fo:font-size="12pt" fo:language="en" fo:country="US" fo:font-weight="normal" officeooo:rsid="0031b185" officeooo:paragraph-rsid="0031b185" style:font-size-asian="12pt" style:font-weight-asian="normal" style:font-size-complex="12pt" style:font-weight-complex="normal"/>
    </style:style>
    <style:style style:name="P67" style:family="paragraph" style:parent-style-name="Standard">
      <style:text-properties style:font-name="Abyssinica SIL" fo:font-size="12pt" fo:language="en" fo:country="US" fo:font-weight="normal" officeooo:paragraph-rsid="0019823b" style:font-size-asian="12pt" style:font-weight-asian="normal" style:font-name-complex="Courier New" style:font-size-complex="12pt" style:font-weight-complex="normal"/>
    </style:style>
    <style:style style:name="P68" style:family="paragraph" style:parent-style-name="Standard">
      <style:text-properties style:font-name="Abyssinica SIL" fo:font-size="12pt" fo:language="en" fo:country="US" fo:font-weight="normal" officeooo:rsid="0019823b" officeooo:paragraph-rsid="00303a05" style:font-name-asian="Times New Roman1" style:font-size-asian="12pt" style:font-weight-asian="normal" style:font-name-complex="Courier New" style:font-size-complex="12pt" style:font-weight-complex="normal"/>
    </style:style>
    <style:style style:name="P69" style:family="paragraph" style:parent-style-name="Standard">
      <style:paragraph-properties fo:text-align="center" style:justify-single-word="false"/>
      <style:text-properties style:font-name="Abyssinica SIL" fo:font-size="12pt" fo:language="en" fo:country="US" fo:font-style="italic" fo:font-weight="normal" officeooo:rsid="0019db44" officeooo:paragraph-rsid="00303a05" style:font-size-asian="12pt" style:font-style-asian="italic" style:font-weight-asian="normal" style:font-size-complex="12pt" style:font-style-complex="italic" style:font-weight-complex="normal"/>
    </style:style>
    <style:style style:name="P70" style:family="paragraph" style:parent-style-name="Standard">
      <style:text-properties style:font-name="Abyssinica SIL" fo:font-size="12pt" fo:language="en" fo:country="US" fo:font-style="italic" fo:font-weight="normal" officeooo:rsid="0019db44" officeooo:paragraph-rsid="00303a05" style:font-size-asian="12pt" style:font-style-asian="italic" style:font-weight-asian="normal" style:font-size-complex="12pt" style:font-style-complex="italic" style:font-weight-complex="normal"/>
    </style:style>
    <style:style style:name="P71" style:family="paragraph" style:parent-style-name="Standard">
      <style:text-properties style:font-name="Abyssinica SIL" fo:font-size="12pt" fo:language="en" fo:country="US" fo:font-style="italic" fo:font-weight="normal" officeooo:rsid="00303a05" officeooo:paragraph-rsid="00303a05" style:font-name-asian="Times New Roman1" style:font-size-asian="12pt" style:font-style-asian="italic" style:font-weight-asian="normal" style:font-name-complex="Courier New" style:font-size-complex="12pt" style:font-style-complex="italic" style:font-weight-complex="normal"/>
    </style:style>
    <style:style style:name="P72" style:family="paragraph" style:parent-style-name="Standard">
      <style:text-properties style:font-name="Abyssinica SIL" fo:font-size="12pt" fo:language="en" fo:country="US" officeooo:paragraph-rsid="002f3dd0" style:font-size-asian="12pt" style:font-size-complex="12pt"/>
    </style:style>
    <style:style style:name="P73" style:family="paragraph" style:parent-style-name="Standard">
      <style:paragraph-properties fo:break-before="page"/>
      <style:text-properties style:font-name="Calibri" fo:font-size="13pt" fo:language="en" fo:country="US" fo:font-weight="bold" style:font-name-asian="Times New Roman1" style:font-size-asian="13pt" style:font-weight-asian="bold" style:font-size-complex="13pt"/>
    </style:style>
    <style:style style:name="P74" style:family="paragraph" style:parent-style-name="Standard">
      <style:paragraph-properties fo:break-before="page"/>
      <style:text-properties style:font-name="Calibri" fo:font-size="13pt" fo:language="en" fo:country="US" officeooo:paragraph-rsid="002bca84" style:font-size-asian="13pt" style:font-size-complex="13pt"/>
    </style:style>
    <style:style style:name="P75" style:family="paragraph" style:parent-style-name="Standard">
      <style:paragraph-properties fo:break-before="page"/>
      <style:text-properties style:font-name="Abyssinica SIL" fo:font-size="12pt" fo:language="en" fo:country="US" fo:font-weight="normal" officeooo:rsid="0019823b" officeooo:paragraph-rsid="0031b185" style:font-name-asian="Times New Roman1" style:font-size-asian="12pt" style:font-weight-asian="normal" style:font-name-complex="Courier New" style:font-size-complex="12pt" style:font-weight-complex="normal"/>
    </style:style>
    <style:style style:name="P76" style:family="paragraph" style:parent-style-name="Standard">
      <style:paragraph-properties fo:margin-top="0.106cm" fo:margin-bottom="0.106cm" loext:contextual-spacing="false" fo:text-align="start" style:justify-single-word="false"/>
      <style:text-properties fo:color="#000000" style:font-name="Abyssinica SIL" fo:font-size="12pt" fo:language="en" fo:country="US" officeooo:paragraph-rsid="002a2b81" style:font-size-asian="12pt" style:font-size-complex="12pt"/>
    </style:style>
    <style:style style:name="P77" style:family="paragraph" style:parent-style-name="UP_20_Section_20_Heading">
      <style:text-properties fo:color="#000000" style:font-name="Calibri" fo:language="en" fo:country="US"/>
    </style:style>
    <style:style style:name="P78" style:family="paragraph" style:parent-style-name="UP_20_Section_20_Heading">
      <style:text-properties fo:color="#000000" style:font-name="Calibri" fo:language="en" fo:country="US" fo:font-weight="normal" style:font-name-asian="Times New Roman1" style:font-weight-asian="normal" style:font-size-complex="13pt"/>
    </style:style>
    <style:style style:name="P79" style:family="paragraph" style:parent-style-name="UP_20_Paper_20_Title">
      <style:text-properties fo:color="#000000" style:font-name="Calibri" fo:font-size="15pt" fo:language="en" fo:country="US" officeooo:rsid="000c301a" officeooo:paragraph-rsid="002c537f" style:font-size-asian="15pt" style:font-size-complex="15pt"/>
    </style:style>
    <style:style style:name="T1" style:family="text">
      <style:text-properties fo:color="#a6a6a6" fo:language="en" fo:country="US"/>
    </style:style>
    <style:style style:name="T2" style:family="text">
      <style:text-properties fo:color="#0000ff" fo:language="en" fo:country="US"/>
    </style:style>
    <style:style style:name="T3" style:family="text">
      <style:text-properties fo:color="#0000ff" fo:language="en" fo:country="US" style:font-name-asian="Times New Roman1"/>
    </style:style>
    <style:style style:name="T4" style:family="text">
      <style:text-properties fo:color="#0000ff" style:font-name="Calibri" fo:language="en" fo:country="US"/>
    </style:style>
    <style:style style:name="T5" style:family="text">
      <style:text-properties fo:color="#0000ff" style:font-name="Calibri" fo:language="en" fo:country="US" fo:font-style="italic" style:font-style-asian="italic"/>
    </style:style>
    <style:style style:name="T6" style:family="text">
      <style:text-properties style:font-name="Calibri" fo:font-size="13pt" fo:font-weight="bold" style:font-name-asian="Times New Roman1" style:font-size-asian="13pt" style:font-weight-asian="bold" style:font-size-complex="13pt"/>
    </style:style>
    <style:style style:name="T7" style:family="text">
      <style:text-properties style:font-name="Calibri" fo:font-size="13pt" style:font-name-asian="Times New Roman1" style:font-size-asian="13pt" style:font-size-complex="13pt"/>
    </style:style>
    <style:style style:name="T8" style:family="text">
      <style:text-properties style:font-name="Calibri" fo:font-size="13pt" officeooo:rsid="0017a886" style:font-name-asian="Times New Roman1" style:font-size-asian="13pt" style:font-size-complex="13pt"/>
    </style:style>
    <style:style style:name="T9" style:family="text">
      <style:text-properties style:font-name="Calibri" fo:font-size="13pt" fo:font-style="italic" fo:font-weight="bold" style:font-name-asian="Times New Roman1" style:font-size-asian="13pt" style:font-style-asian="italic" style:font-weight-asian="bold" style:font-size-complex="13pt"/>
    </style:style>
    <style:style style:name="T10" style:family="text">
      <style:text-properties style:font-name="Calibri" fo:font-size="13pt" fo:font-style="italic" fo:font-weight="bold" officeooo:rsid="0017a886" style:font-name-asian="Times New Roman1" style:font-size-asian="13pt" style:font-style-asian="italic" style:font-weight-asian="bold" style:font-size-complex="13pt"/>
    </style:style>
    <style:style style:name="T11" style:family="text">
      <style:text-properties style:font-name="Calibri" fo:font-size="13pt" fo:font-style="italic" style:font-name-asian="Times New Roman1" style:font-size-asian="13pt" style:font-style-asian="italic" style:font-size-complex="13pt"/>
    </style:style>
    <style:style style:name="T12" style:family="text">
      <style:text-properties style:font-name="Calibri" fo:font-size="13pt" fo:font-style="italic" officeooo:rsid="0017a886" style:font-name-asian="Times New Roman1" style:font-size-asian="13pt" style:font-style-asian="italic" style:font-size-complex="13pt"/>
    </style:style>
    <style:style style:name="T13" style:family="text">
      <style:text-properties style:font-name="Calibri" fo:language="en" fo:country="US"/>
    </style:style>
    <style:style style:name="T14" style:family="text">
      <style:text-properties fo:color="#000000" style:font-name="Bitstream Charter" fo:font-size="12pt" officeooo:rsid="00106e9f" style:font-size-asian="12pt" style:font-size-complex="12pt"/>
    </style:style>
    <style:style style:name="T15" style:family="text">
      <style:text-properties fo:color="#000000" style:font-name="Bitstream Charter" fo:font-style="italic" style:font-style-asian="italic" style:font-style-complex="italic"/>
    </style:style>
    <style:style style:name="T16" style:family="text">
      <style:text-properties fo:color="#000000" style:font-name="Bitstream Charter" fo:font-style="italic" officeooo:rsid="000da189" style:font-style-asian="italic" style:font-style-complex="italic"/>
    </style:style>
    <style:style style:name="T17" style:family="text">
      <style:text-properties fo:color="#000000" officeooo:rsid="002714bb"/>
    </style:style>
    <style:style style:name="T18" style:family="text">
      <style:text-properties fo:color="#000000" officeooo:rsid="0025b624"/>
    </style:style>
    <style:style style:name="T19" style:family="text">
      <style:text-properties fo:color="#000000" officeooo:rsid="0012ac41" style:font-name-asian="Times New Roman1" style:font-weight-complex="normal"/>
    </style:style>
    <style:style style:name="T20" style:family="text">
      <style:text-properties fo:color="#000000" officeooo:rsid="002f3dd0" style:font-name-asian="Times New Roman1" style:font-weight-complex="normal"/>
    </style:style>
    <style:style style:name="T21" style:family="text">
      <style:text-properties officeooo:rsid="000c301a"/>
    </style:style>
    <style:style style:name="T22" style:family="text">
      <style:text-properties officeooo:rsid="00106e9f"/>
    </style:style>
    <style:style style:name="T23" style:family="text">
      <style:text-properties fo:font-size="13pt" fo:font-weight="bold" style:font-name-asian="Times New Roman1" style:font-size-asian="13pt" style:font-weight-asian="bold" style:font-size-complex="13pt"/>
    </style:style>
    <style:style style:name="T24" style:family="text">
      <style:text-properties fo:font-size="13pt" fo:font-weight="bold" officeooo:rsid="0015ef56" style:font-name-asian="Times New Roman1" style:font-size-asian="13pt" style:font-weight-asian="bold" style:font-size-complex="13pt"/>
    </style:style>
    <style:style style:name="T25" style:family="text">
      <style:text-properties officeooo:rsid="001fc5a6"/>
    </style:style>
    <style:style style:name="T26" style:family="text">
      <style:text-properties officeooo:rsid="00216720"/>
    </style:style>
    <style:style style:name="T27" style:family="text">
      <style:text-properties fo:font-weight="bold" style:font-name-asian="Times New Roman1" style:font-weight-asian="bold"/>
    </style:style>
    <style:style style:name="T28" style:family="text">
      <style:text-properties officeooo:rsid="0023ec06"/>
    </style:style>
    <style:style style:name="T29" style:family="text">
      <style:text-properties style:font-name-asian="Times New Roman1" style:font-name-complex="Courier New"/>
    </style:style>
    <style:style style:name="T30" style:family="text">
      <style:text-properties officeooo:rsid="0019db44" style:font-name-asian="Times New Roman1" style:font-name-complex="Courier New"/>
    </style:style>
    <style:style style:name="T31" style:family="text">
      <style:text-properties fo:font-variant="normal" fo:text-transform="none" style:text-position="0% 100%" fo:font-style="normal" style:text-underline-style="none"/>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officeooo:rsid="001b8f26"/>
    </style:style>
    <style:style style:name="T34" style:family="text">
      <style:text-properties fo:font-variant="normal" fo:text-transform="none" style:text-position="0% 100%" fo:font-style="normal" style:text-underline-style="none" officeooo:rsid="001a92c5"/>
    </style:style>
    <style:style style:name="T35" style:family="text">
      <style:text-properties fo:font-variant="normal" fo:text-transform="none" style:text-position="0% 100%" fo:font-style="normal" style:text-underline-style="none" style:font-name-asian="Times New Roman1" style:font-name-complex="Courier New"/>
    </style:style>
    <style:style style:name="T36" style:family="text">
      <style:text-properties fo:font-variant="normal" fo:text-transform="none" style:text-position="0% 100%" fo:font-style="normal" style:text-underline-style="none" officeooo:rsid="0019823b" style:font-name-asian="Times New Roman1" style:font-name-complex="Courier New"/>
    </style:style>
    <style:style style:name="T37" style:family="text">
      <style:text-properties fo:font-variant="normal" fo:text-transform="none" fo:color="#000000" style:text-position="0% 100%" fo:font-style="normal" style:text-underline-style="none" fo:font-weight="normal" officeooo:rsid="002714bb"/>
    </style:style>
    <style:style style:name="T38" style:family="text">
      <style:text-properties fo:font-variant="normal" fo:text-transform="none" style:font-name="Abyssinica SIL" fo:letter-spacing="normal" fo:font-style="normal" fo:font-weight="normal"/>
    </style:style>
    <style:style style:name="T39" style:family="text">
      <style:text-properties fo:font-variant="normal" fo:text-transform="none" style:font-name="Abyssinica SIL" fo:letter-spacing="normal" fo:font-style="normal" fo:font-weight="normal" officeooo:rsid="002a2b81"/>
    </style:style>
    <style:style style:name="T40" style:family="text">
      <style:text-properties fo:font-variant="normal" fo:text-transform="none" style:font-name="Abyssinica SIL" fo:letter-spacing="normal" fo:font-style="normal" style:text-underline-style="solid" style:text-underline-width="auto" style:text-underline-color="font-color" fo:font-weight="normal"/>
    </style:style>
    <style:style style:name="T41" style:family="text">
      <style:text-properties fo:font-style="italic" style:font-style-asian="italic" style:font-style-complex="italic"/>
    </style:style>
    <style:style style:name="T42" style:family="text">
      <style:text-properties fo:font-style="italic" officeooo:rsid="00303a05" style:font-style-asian="italic" style:font-style-complex="italic"/>
    </style:style>
    <style:style style:name="T43" style:family="text">
      <style:text-properties fo:font-style="italic" officeooo:rsid="001a92c5" style:font-style-asian="italic" style:font-style-complex="italic"/>
    </style:style>
    <style:style style:name="T44" style:family="text">
      <style:text-properties fo:font-style="normal" officeooo:rsid="00303a05" style:font-style-asian="normal" style:font-style-complex="normal"/>
    </style:style>
    <style:style style:name="T45" style:family="text">
      <style:text-properties fo:font-weight="normal" officeooo:rsid="002f3dd0" style:font-weight-asian="normal" style:font-weight-complex="normal"/>
    </style:style>
    <style:style style:name="T46" style:family="text">
      <style:text-properties fo:font-weight="normal" officeooo:rsid="0019823b" style:font-weight-asian="normal" style:font-weight-complex="normal"/>
    </style:style>
    <style:style style:name="T47" style:family="text">
      <style:text-properties fo:font-weight="normal" officeooo:rsid="0019823b" style:font-weight-asian="normal" style:font-name-complex="Courier New" style:font-weight-complex="normal"/>
    </style:style>
    <style:style style:name="T48" style:family="text">
      <style:text-properties fo:font-weight="normal" officeooo:rsid="0019823b" style:font-name-asian="Times New Roman1" style:font-weight-asian="normal" style:font-name-complex="Courier New" style:font-weight-complex="normal"/>
    </style:style>
    <style:style style:name="T49" style:family="text">
      <style:text-properties style:font-name="Abyssinica SIL"/>
    </style:style>
    <style:style style:name="T50" style:family="text">
      <style:text-properties officeooo:rsid="002f3dd0"/>
    </style:style>
    <style:style style:name="T51" style:family="text">
      <style:text-properties officeooo:rsid="0025b624" style:font-weight-complex="normal"/>
    </style:style>
    <style:style style:name="T52" style:family="text">
      <style:text-properties officeooo:rsid="002f3dd0" style:font-weight-complex="normal"/>
    </style:style>
    <style:style style:name="T53" style:family="text">
      <style:text-properties officeooo:rsid="0019db44"/>
    </style:style>
    <style:style style:name="T54" style:family="text">
      <style:text-properties officeooo:rsid="001ff6d8"/>
    </style:style>
    <style:style style:name="T55" style:family="text">
      <style:text-properties officeooo:rsid="00303a05"/>
    </style:style>
    <style:style style:name="T56" style:family="text">
      <style:text-properties officeooo:rsid="001a92c5"/>
    </style:style>
    <style:style style:name="T57" style:family="text">
      <style:text-properties officeooo:rsid="0031b1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oftware paper for submission to MEDSCI 736 University of Auckland</text:p>
      <text:p text:style-name="P29"/>
      <text:p text:style-name="P29">To complete this template, please replace the blue text with your own. The paper has three main sections: (1) Overview; (2) Availability; (3) Reuse potential.</text:p>
      <text:p text:style-name="P29"/>
      <text:p text:style-name="P29">Please submit the completed paper to: f.kubke@auckland.ac.nz</text:p>
      <text:p text:style-name="P38"/>
      <text:p text:style-name="P23"/>
      <text:p text:style-name="P79"><text:span text:style-name="T26">Project IE - An analysis tool for guinea-pig cochlear MRI data </text:span></text:p>
      <text:p text:style-name="P30"/>
      <text:p text:style-name="P6">Paper Authors</text:p>
      <text:list xml:id="list6723014453298064800" text:style-name="L1">
        <text:list-item>
          <text:p text:style-name="P47">Lee, Sang Eun </text:p>
          <text:p text:style-name="P52"/>
        </text:list-item>
      </text:list>
      <text:p text:style-name="P7">Paper Author Roles and Affiliations</text:p>
      <text:list xml:id="list5978126892214254673" text:style-name="L2">
        <text:list-item>
          <text:p text:style-name="P48">Development Team, Faculty of Medical and Health Sciences UoA</text:p>
          <text:p text:style-name="P49"/>
        </text:list-item>
      </text:list>
      <text:p text:style-name="P15"/>
      <text:p text:style-name="P77">Abstract</text:p>
      <text:p text:style-name="P76"><text:span text:style-name="T38">Project IE is a python supported module which parses, stores and analyses MRI data from text files. This prototype currently allows the user to input one raw file and outputs a structured and indexed result into a separate text file. The module can also do a one-way ANOVA analysis and output a graph which is then saved as a png file. </text:span><text:span text:style-name="T49"><text:line-break/></text:span></text:p>
      <text:p text:style-name="P76"><text:span text:style-name="T38">This module is </text:span><text:span text:style-name="T39">licensed</text:span><text:span text:style-name="T38"> under the MIT </text:span><text:span text:style-name="T39">license</text:span><text:span text:style-name="T38"> and is available for modification and use at: </text:span></text:p>
      <text:p text:style-name="P76"><text:a xlink:type="simple" xlink:href="https://github.com/UOA-MEDSCI-736/BibianaLee-medsci736" office:target-frame-name="_blank" xlink:show="new" text:style-name="Internet_20_link" text:visited-style-name="Visited_20_Internet_20_Link"><text:span text:style-name="T40">https://github.com/UOA-MEDSCI-736/BibianaLee-medsci736</text:span></text:a></text:p>
      <text:p text:style-name="P51"/>
      <text:p text:style-name="P77">Keywords</text:p>
      <text:p text:style-name="P9">cochlear inflammation; lipopolysaccharide; MRI; vascular permeability; ultrasmall superparamag-netic iron oxide; blood-labyrinth barrier; Python; Software; Statistical Analysis; Pandas <text:span text:style-name="T26">Library</text:span> </text:p>
      <text:p text:style-name="P78"/>
      <text:p text:style-name="P8"/>
      <text:p text:style-name="P10">Introduction </text:p>
      <text:p text:style-name="P50"/>
      <text:p text:style-name="P34"><text:span text:style-name="T17">Hearing loss is increasingly becoming a topical public health issue. </text:span><text:span text:style-name="T18">Damage or disease to the cochlear </text:span><text:span text:style-name="T17">(an auditory sensory organ) </text:span><text:span text:style-name="T18">can result in hearing loss and affects </text:span><text:span text:style-name="T17">around 360 million people worldwide</text:span><text:reference-mark-start text:name="ZOTERO_ITEM CSL_CITATION {&quot;citationID&quot;:&quot;stqn7qnc0&quot;,&quot;properties&quot;:{&quot;formattedCitation&quot;:&quot;{\\rtf (\\uc0\\u8220{}WHO | Deafness and hearing loss,\\uc0\\u8221{} n.d.)}&quot;,&quot;plainCitation&quot;:&quot;(“WHO | Deafness and hearing loss,” n.d.)&quot;},&quot;citationItems&quot;:[{&quot;id&quot;:36,&quot;uris&quot;:[&quot;http://zotero.org/users/3403664/items/2HTWDNXE&quot;],&quot;uri&quot;:[&quot;http://zotero.org/users/3403664/items/2HTWDNXE&quot;],&quot;itemData&quot;:{&quot;id&quot;:36,&quot;type&quot;:&quot;webpage&quot;,&quot;title&quot;:&quot;WHO | Deafness and hearing loss&quot;,&quot;container-title&quot;:&quot;WHO&quot;,&quot;abstract&quot;:&quot;Deafness and hearing loss fact sheet from WHO: providing key facts and information on causes, impact, prevention, identification, management and WHO response.&quot;,&quot;URL&quot;:&quot;http://www.who.int/mediacentre/factsheets/fs300/en/&quot;,&quot;accessed&quot;:{&quot;date-parts&quot;:[[&quot;2016&quot;,10,25]]}}}],&quot;schema&quot;:&quot;https://github.com/citation-style-language/schema/raw/master/csl-citation.json&quot;} RNDMYjBReycSL"/><text:span text:style-name="T37">(</text:span><text:span text:style-name="T32">“WHO | Deafness and hearing loss,” n.d.)</text:span><text:reference-mark-end text:name="ZOTERO_ITEM CSL_CITATION {&quot;citationID&quot;:&quot;stqn7qnc0&quot;,&quot;properties&quot;:{&quot;formattedCitation&quot;:&quot;{\\rtf (\\uc0\\u8220{}WHO | Deafness and hearing loss,\\uc0\\u8221{} n.d.)}&quot;,&quot;plainCitation&quot;:&quot;(“WHO | Deafness and hearing loss,” n.d.)&quot;},&quot;citationItems&quot;:[{&quot;id&quot;:36,&quot;uris&quot;:[&quot;http://zotero.org/users/3403664/items/2HTWDNXE&quot;],&quot;uri&quot;:[&quot;http://zotero.org/users/3403664/items/2HTWDNXE&quot;],&quot;itemData&quot;:{&quot;id&quot;:36,&quot;type&quot;:&quot;webpage&quot;,&quot;title&quot;:&quot;WHO | Deafness and hearing loss&quot;,&quot;container-title&quot;:&quot;WHO&quot;,&quot;abstract&quot;:&quot;Deafness and hearing loss fact sheet from WHO: providing key facts and information on causes, impact, prevention, identification, management and WHO response.&quot;,&quot;URL&quot;:&quot;http://www.who.int/mediacentre/factsheets/fs300/en/&quot;,&quot;accessed&quot;:{&quot;date-parts&quot;:[[&quot;2016&quot;,10,25]]}}}],&quot;schema&quot;:&quot;https://github.com/citation-style-language/schema/raw/master/csl-citation.json&quot;} RNDMYjBReycSL"/><text:span text:style-name="T17">.</text:span></text:p>
      <text:p text:style-name="P35"/>
      <text:p text:style-name="P35">This study looks to quantify spatial and temporal inflammation-induced changes in the capsular permeability and macrophage infiltration in guinea-pig cochlea using MRI<text:span text:style-name="T28"> data obtained through a previous study.</text:span> <text:span text:style-name="T21">Modelling</text:span> of such exchanges in blood and different inner ear (IE) compartments require the analysis of a substantial amount of data. </text:p>
      <text:p text:style-name="P35"/>
      <text:p text:style-name="P35">This data has been extracted from a set of MRI which measures the propagation of a contrast agent injected into the IE. This project aims to investigate the parsing of this data and statistical analysis of these results. <text:s/></text:p>
      <text:p text:style-name="P36">This project could provide reference data that can in future be used to <text:span text:style-name="T21">quantitatively</text:span> assess the treatment of ear disease in animal models and establish a <text:span text:style-name="T21">platform</text:span> from which such techniques can be transferred into clinical practice. </text:p>
      <text:p text:style-name="P24"/>
      <text:p text:style-name="P24"/>
      <text:p text:style-name="P11">Implementation and architecture</text:p>
      <text:p text:style-name="P31"/>
      <text:p text:style-name="P58"><text:span text:style-name="T51">Project IE </text:span><text:span text:style-name="T52">was designed as a prototype to assist a team conducting an ongoing replication study at the University of Auckland. This module utilities python 2.7.12 and Pandas version </text:span><text:span text:style-name="T19">u'0.18.1</text:span><text:span text:style-name="T20"> data analysis library in order to parse</text:span><text:span text:style-name="T51"> structure and </text:span><text:span text:style-name="T52">analyze</text:span><text:span text:style-name="T51"> a single MRI datafile</text:span><text:span text:style-name="T52">. </text:span></text:p>
      <text:p text:style-name="P59"><text:span text:style-name="T52"/></text:p>
      <text:p text:style-name="P72"><text:span text:style-name="T45">MRI files were obtained through the the University of Auckland and are around</text:span><text:span text:style-name="T46"> 7 kilobytes in size and in total there are 200 files making the dataset around 1.4 gigabytes. Each file was </text:span><text:span text:style-name="T45">labeled</text:span><text:span text:style-name="T46"> according to a specific ID. </text:span><text:span text:style-name="T47">Each file contained the unstructured or "raw" values for inputs </text:span><text:span text:style-name="T48"><text:s/>inputs (time after fixed captures in seconds and arterial input function values) and outputs (K <text:s/>trans value, pixel enhancement averages along time, pixel enhancement STD value along time and values for the diffusion coefficient). </text:span></text:p>
      <text:p text:style-name="P63"/>
      <text:p text:style-name="P65">The <text:span text:style-name="T55">general implementation of Project IE is illustrated in </text:span><text:span text:style-name="T42">Figure 1. </text:span><text:span text:style-name="T44">Users are welcomed to the interface and asked to give the name of a single file which should be located in the same folder as the script. </text:span></text:p>
      <text:p text:style-name="P65"/>
      <text:p text:style-name="P65"><draw:frame draw:style-name="fr1" draw:name="Image1" text:anchor-type="paragraph" svg:width="11.241cm" svg:height="11.538cm" draw:z-index="0"><draw:image xlink:href="Pictures/100002010000023800000247FF1AAD0679362C41.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Figure 1: Project IE implementation diagram </text:p>
      <text:p text:style-name="P75"><text:span text:style-name="T57">All f</text:span>ilenames contained a number followed by a 'D' for 'Day' and another number. The first number referred to the number of images taken of the animal and the second number referred to the number of days after treatment or non-treatment. </text:p>
      <text:p text:style-name="P68"/>
      <text:p text:style-name="P60"><text:span text:style-name="T29">The values in the 'raw' file consist of strings which be</text:span><text:span text:style-name="T30">ga</text:span><text:span text:style-name="T29">n with the characters '</text:span>local-cochlea-bm.mha'. <text:span text:style-name="T53">These characters were used to identify a new line and the beginning of a new label. </text:span></text:p>
      <text:p text:style-name="P61"/>
      <text:p text:style-name="P69">"local-cochlea-bm.mha_ktrans_294_0"</text:p>
      <text:p text:style-name="P70"/>
      <text:p text:style-name="P60"><text:span text:style-name="T53">Each label consisted the characters which were followed by an input label or output label, ID1 and ID2 which were separated by underscores ('_'). T</text:span>he first ID referring to either the right ear (ID tag: 294) or left ear (ID tag: 295) and finally the height of the inner ear being <text:span text:style-name="T50">analyzed</text:span> which ranges from 0 to 7. </text:p>
      <text:p text:style-name="P62"/>
      <text:p text:style-name="P62"><text:span text:style-name="T57">Following user input of the file, t</text:span>he initial clean up consisted of a code which separated values via the delimiter ",", removed blank lines and sentences which started with a '#'. Labels were then identified using Python's <text:span text:style-name="T41">str.find</text:span> method and grouped into lists corresponding<text:span text:style-name="T25"> to</text:span> one of the outputs or input labels. </text:p>
      <text:p text:style-name="P62"/>
      <text:p text:style-name="P60"><text:span text:style-name="T56">Lists were managed, multi-indexed, sorted and converted to floats using Pandas DataFrame. The pandas DataFrame is a "</text:span><text:span text:style-name="T43">Two-dimensional size-mutable, potentially heterogeneous tabular data structure with labeled axes (rows and columns). Arithmetic operations align on both row and column labels. Can be thought of as a dict-like container for Series objects</text:span><text:span text:style-name="T56">" </text:span><text:reference-mark-start text:name="ZOTERO_ITEM CSL_CITATION {&quot;citationID&quot;:&quot;6tspbjgd5&quot;,&quot;properties&quot;:{&quot;formattedCitation&quot;:&quot;{\\rtf (\\uc0\\u8220{}pandas.DataFrame \\uc0\\u8212{} pandas 0.18.1 documentation,\\uc0\\u8221{} n.d.)}&quot;,&quot;plainCitation&quot;:&quot;(“pandas.DataFrame — pandas 0.18.1 documentation,” n.d.)&quot;},&quot;citationItems&quot;:[{&quot;id&quot;:34,&quot;uris&quot;:[&quot;http://zotero.org/users/3403664/items/MKCUVPFM&quot;],&quot;uri&quot;:[&quot;http://zotero.org/users/3403664/items/MKCUVPFM&quot;],&quot;itemData&quot;:{&quot;id&quot;:34,&quot;type&quot;:&quot;webpage&quot;,&quot;title&quot;:&quot;pandas.DataFrame — pandas 0.18.1 documentation&quot;,&quot;URL&quot;:&quot;http://pandas.pydata.org/pandas-docs/stable/generated/pandas.DataFrame.html&quot;,&quot;accessed&quot;:{&quot;date-parts&quot;:[[&quot;2016&quot;,10,25]]}}}],&quot;schema&quot;:&quot;https://github.com/citation-style-language/schema/raw/master/csl-citation.json&quot;} RNDGv0y4OSevI"/><text:span text:style-name="T33">(</text:span><text:span text:style-name="T34">“pandas.DataFrame — pandas 0.18.1 documentation,” n.d.)</text:span><text:reference-mark-end text:name="ZOTERO_ITEM CSL_CITATION {&quot;citationID&quot;:&quot;6tspbjgd5&quot;,&quot;properties&quot;:{&quot;formattedCitation&quot;:&quot;{\\rtf (\\uc0\\u8220{}pandas.DataFrame \\uc0\\u8212{} pandas 0.18.1 documentation,\\uc0\\u8221{} n.d.)}&quot;,&quot;plainCitation&quot;:&quot;(“pandas.DataFrame — pandas 0.18.1 documentation,” n.d.)&quot;},&quot;citationItems&quot;:[{&quot;id&quot;:34,&quot;uris&quot;:[&quot;http://zotero.org/users/3403664/items/MKCUVPFM&quot;],&quot;uri&quot;:[&quot;http://zotero.org/users/3403664/items/MKCUVPFM&quot;],&quot;itemData&quot;:{&quot;id&quot;:34,&quot;type&quot;:&quot;webpage&quot;,&quot;title&quot;:&quot;pandas.DataFrame — pandas 0.18.1 documentation&quot;,&quot;URL&quot;:&quot;http://pandas.pydata.org/pandas-docs/stable/generated/pandas.DataFrame.html&quot;,&quot;accessed&quot;:{&quot;date-parts&quot;:[[&quot;2016&quot;,10,25]]}}}],&quot;schema&quot;:&quot;https://github.com/citation-style-language/schema/raw/master/csl-citation.json&quot;} RNDGv0y4OSevI"/></text:p>
      <text:p text:style-name="P60"><text:span text:style-name="T34"/></text:p>
      <text:p text:style-name="P66"><text:span text:style-name="T31">Once all the data had been processed through the Pandas DataFrame, the code forks into three arms of code. One arm allows the user to simply quit the module, another one enables visualization of the <text:s/></text:span><text:span text:style-name="T36">pixel enhancement averages along time</text:span><text:span text:style-name="T35"> and the final arm give the option to statistically analyze the enhancement averages using an one-way ANOVA. </text:span></text:p>
      <text:p text:style-name="P60"><text:span text:style-name="T34"/></text:p>
      <text:p text:style-name="P60"><text:span text:style-name="T56">Visualization</text:span> of the project data was achieved using a plotting library called <text:span text:style-name="T57">M</text:span>atplotlib<text:span text:style-name="T25">. The ANOVA analysis was accomplished using the SciPy library in conjunction with the Pandas DataFrame. </text:span></text:p>
      <text:p text:style-name="P64"/>
      <text:p text:style-name="P67"/>
      <text:p text:style-name="P32"/>
      <text:p text:style-name="P33"/>
      <text:p text:style-name="P24"/>
      <text:p text:style-name="P24"><text:soft-page-break/>Quality control </text:p>
      <text:p text:style-name="P24"/>
      <text:p text:style-name="P27"/>
      <text:p text:style-name="P11">(2) Availability </text:p>
      <text:p text:style-name="P28"/>
      <text:p text:style-name="P28">Operating system</text:p>
      <text:p text:style-name="P12">Ubuntu 16.04 LTS</text:p>
      <text:p text:style-name="P21"><text:s/></text:p>
      <text:p text:style-name="P28">Programming language</text:p>
      <text:p text:style-name="P14">Python 2.7.12</text:p>
      <text:p text:style-name="P21"/>
      <text:p text:style-name="P28">Additional system requirements</text:p>
      <text:p text:style-name="P17">N/A</text:p>
      <text:p text:style-name="P18"/>
      <text:p text:style-name="P28">Dependencies</text:p>
      <text:p text:style-name="P13">Pandas version : u'0.18.1</text:p>
      <text:p text:style-name="P26"/>
      <text:p text:style-name="P28">List of contributors</text:p>
      <text:p text:style-name="P16">N/A</text:p>
      <text:p text:style-name="P3"/>
      <text:p text:style-name="P28">Software location:</text:p>
      <text:p text:style-name="P39"><text:span text:style-name="T9">Archive</text:span><text:span text:style-name="T7"> </text:span></text:p>
      <text:p text:style-name="P43"><text:span text:style-name="T9">Name:</text:span><text:span text:style-name="T7"> </text:span><text:span text:style-name="T8">BibianaLee-medsci736</text:span></text:p>
      <text:p text:style-name="P44"><text:span text:style-name="T9">Persistent identifier:</text:span><text:span text:style-name="T7"> </text:span><text:span text:style-name="T8">https://github.com/UOA-MEDSCI-736/BibianaLee-medsci736</text:span></text:p>
      <text:p text:style-name="P43"><text:span text:style-name="T9">Licence: </text:span><text:span text:style-name="T10">MIT license </text:span></text:p>
      <text:p text:style-name="P43"><text:span text:style-name="T9">Publisher: </text:span><text:span text:style-name="T10">Bibiana Lee</text:span></text:p>
      <text:p text:style-name="P43"><text:span text:style-name="T9">Version published:</text:span><text:span text:style-name="T11"> </text:span><text:span text:style-name="T12">1</text:span></text:p>
      <text:p text:style-name="P43"><text:span text:style-name="T9">Date published: </text:span><text:span text:style-name="T7">dd/mm/yy</text:span></text:p>
      <text:p text:style-name="P40"/>
      <text:p text:style-name="P41"><text:span text:style-name="T6">Code repository</text:span><text:span text:style-name="T7"> (e.g. SourceForge, GitHub etc.) (required) </text:span></text:p>
      <text:p text:style-name="P44"><text:span text:style-name="T9">Name:</text:span><text:span text:style-name="T7"> </text:span><text:span text:style-name="T8">BibianaLee-medsci736</text:span></text:p>
      <text:p text:style-name="P44"><text:span text:style-name="T9">Persistent identifier:</text:span><text:span text:style-name="T7"> </text:span><text:span text:style-name="T8">https://github.com/UOA-MEDSCI-736/BibianaLee-medsci736</text:span></text:p>
      <text:p text:style-name="P44"><text:span text:style-name="T9">Licence: </text:span><text:span text:style-name="T10">MIT license </text:span></text:p>
      <text:p text:style-name="P44"><text:span text:style-name="T9">Publisher: </text:span><text:span text:style-name="T10">Bibiana Lee</text:span></text:p>
      <text:p text:style-name="P44"><text:span text:style-name="T9">Version published:</text:span><text:span text:style-name="T11"> </text:span><text:span text:style-name="T12">1</text:span></text:p>
      <text:p text:style-name="P44"><text:span text:style-name="T9">Date published: </text:span><text:span text:style-name="T7">dd/mm/yy</text:span></text:p>
      <text:p text:style-name="P40"/>
      <text:p text:style-name="P42"/>
      <text:p text:style-name="P28">Language</text:p>
      <text:p text:style-name="P19">New Zealand English</text:p>
      <text:p text:style-name="P20"/>
      <text:p text:style-name="P24"/>
      <text:p text:style-name="P11">(3) Reuse potential </text:p>
      <text:p text:style-name="P24"/>
      <text:p text:style-name="P55"/>
      <text:p text:style-name="P20">Please describe in as much detail as possible the ways in which the software could be reused by other researchers both within and outside of your field. This should include the use cases for the software, and also details of how the software might be modified or extended (including how contributors should contact you) if appropriate. Also you must include details of what support mechanisms are in place for this software (even if there is no support).</text:p>
      <text:p text:style-name="P26"/>
      <text:p text:style-name="P24"/>
      <text:p text:style-name="P74"><text:span text:style-name="T27">Acknowledgements</text:span></text:p>
      <text:p text:style-name="P56"><text:span text:style-name="T16"/></text:p>
      <text:p text:style-name="P56"><text:span text:style-name="T16">Plumat, Jerome</text:span></text:p>
      <text:p text:style-name="P56"><text:span text:style-name="T15">Pireva, Kreshnik</text:span></text:p>
      <text:list xml:id="list144931555834493" text:continue-list="list6723014453298064800" text:style-name="L1">
        <text:list-header>
          <text:p text:style-name="P57"/>
        </text:list-header>
      </text:list>
      <text:p text:style-name="P24">Funding statement </text:p>
      <text:p text:style-name="P37"><text:bookmark text:name="OLE_LINK10"/><text:bookmark text:name="OLE_LINK9"/>Vice Chancellor’s Strategic Development Fund (University of Auckland 2015)</text:p>
      <text:p text:style-name="P26"/>
      <text:p text:style-name="P24">Competing interests </text:p>
      <text:p text:style-name="P22"><text:span text:style-name="T14">The authors declare no competing interests</text:span><text:span text:style-name="T22"> </text:span></text:p>
      <text:p text:style-name="P26"/>
      <text:p text:style-name="P29"><text:span text:style-name="T23">References </text:span><text:span text:style-name="T24"><text:s/></text:span></text:p>
      <text:p text:style-name="P45"/>
      <text:p text:style-name="P5"><text:span text:style-name="T4">[1] <text:tab/>Piwowar, H A 2011 Who Shares? Who Doesn't? Factors Associated with Openly Archiving Raw Research Data. </text:span><text:span text:style-name="T5">PLoS ONE</text:span><text:span text:style-name="T4"> 6(7): e18657. DOI: </text:span><text:span text:style-name="mini"><text:span text:style-name="T3">http://dx.doi.org/</text:span></text:span><text:span text:style-name="T4">10.1371/journal.pone.0018657.</text:span></text:p>
      <text:h text:style-name="P54" text:outline-level="3"/>
      <text:h text:style-name="P54" text:outline-level="3"/>
      <text:p text:style-name="P38"/>
      <text:p text:style-name="P25"/>
      <text:p text:style-name="P25">Copyright Notice</text:p>
      <text:p text:style-name="P29">Authors who publish with this journal agree to the following terms:</text:p>
      <text:p text:style-name="P29"/>
      <text:p text:style-name="Standard"><text:span text:style-name="T13">Authors retain copyright </text:span><text:bookmark text:name="_GoBack"/><text:span text:style-name="T13">with the work simultaneously licensed under a </text:span><text:a xlink:type="simple" xlink:href="http://creativecommons.org/licenses/by/3.0/" text:style-name="Internet_20_link" text:visited-style-name="Visited_20_Internet_20_Link"><text:span text:style-name="T13">Creative Commons Attribution License</text:span></text:a><text:span text:style-name="T13"> that allows others to share the work with an acknowledgement of the work's authorship and initial publication in this journal.</text:span></text:p>
      <text:p text:style-name="P29"/>
      <text:p text:style-name="P29">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29"/>
      <text:p text:style-name="P29">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fo:language="en" fo:country="US"/>
    </style:style>
    <style:style style:name="MP2" style:family="paragraph" style:parent-style-name="Footer">
      <style:paragraph-properties fo:margin-left="0.635cm" fo:margin-right="0cm" fo:text-indent="0cm" style:auto-text-indent="false"/>
    </style:style>
    <style:style style:name="MP3" style:family="paragraph" style:parent-style-name="Footer">
      <style:text-properties fo:language="en" fo:country="US"/>
    </style:style>
    <style:style style:name="MT1" style:family="text">
      <style:text-properties fo:color="#a6a6a6" fo:language="en" fo:country="US"/>
    </style:style>
    <style:style style:name="MT2" style:family="text">
      <style:text-properties fo:color="#0000ff" fo:language="en" fo:country="US"/>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MT2">jors_sw_paper_template_0-2.docx</text:span></text:a><text:span text:style-name="MT1"> The original document was made available by CC-BY Journal of Open Research Software. The current version is licenced under CC-BY 4.0 MEDSCI 736 University of Auckland.</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34</meta:editing-cycles>
    <meta:creation-date>2016-07-18T02:28:00</meta:creation-date>
    <dc:date>2016-10-26T14:49:30.213618481</dc:date>
    <meta:editing-duration>PT13H42M24S</meta:editing-duration>
    <meta:generator>LibreOffice/5.1.4.2$Linux_X86_64 LibreOffice_project/10m0$Build-2</meta:generator>
    <meta:document-statistic meta:table-count="0" meta:image-count="1" meta:object-count="0" meta:page-count="8" meta:paragraph-count="80" meta:word-count="1193" meta:character-count="7940" meta:non-whitespace-character-count="67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5"&gt;&lt;session id="jV0dYmhX"/&gt;&lt;style id="http://www.zotero.org/styles/elsevier-harvard" hasBibliography="1" bibliographyStyleHasBeenSet="0"/&gt;&lt;prefs&gt;&lt;pref name="fieldType" value="ReferenceMark"/&gt;&lt;pref name="store</meta:user-defined>
    <meta:user-defined meta:name="ZOTERO_PREF_2" meta:value-type="string">References" value="true"/&gt;&lt;pref name="automaticJournalAbbreviations" value="true"/&gt;&lt;pref name="noteType" value=""/&gt;&lt;/prefs&gt;&lt;/data&gt;</meta:user-defined>
    <meta:template xlink:type="simple" xlink:actuate="onRequest" xlink:title="Normal.dotm" xlink:href=""/>
  </office:meta>
</office:document-meta>
</file>